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6f02" officeooo:paragraph-rsid="001bc27d"/>
    </style:style>
    <style:style style:name="P2" style:family="paragraph" style:parent-style-name="Standard">
      <style:text-properties officeooo:paragraph-rsid="001bc27d"/>
    </style:style>
    <style:style style:name="P3" style:family="paragraph" style:parent-style-name="Standard">
      <style:text-properties officeooo:rsid="001bc27d" officeooo:paragraph-rsid="001bc27d"/>
    </style:style>
    <style:style style:name="P4" style:family="paragraph" style:parent-style-name="Standard">
      <style:text-properties fo:font-weight="bold" officeooo:rsid="001bc27d" officeooo:paragraph-rsid="001bc27d" style:font-weight-asian="bold" style:font-weight-complex="bold"/>
    </style:style>
    <style:style style:name="P5" style:family="paragraph" style:parent-style-name="Standard">
      <style:text-properties fo:font-weight="bold" officeooo:rsid="001e34d8" officeooo:paragraph-rsid="001e34d8" style:font-weight-asian="bold" style:font-weight-complex="bold"/>
    </style:style>
    <style:style style:name="P6" style:family="paragraph" style:parent-style-name="Standard">
      <style:text-properties fo:font-weight="bold" officeooo:rsid="000dd016" officeooo:paragraph-rsid="001e34d8" style:font-weight-asian="bold" style:font-weight-complex="bold"/>
    </style:style>
    <style:style style:name="P7" style:family="paragraph" style:parent-style-name="Standard">
      <style:text-properties fo:font-weight="bold" officeooo:rsid="000c864c" officeooo:paragraph-rsid="001e34d8"/>
    </style:style>
    <style:style style:name="P8" style:family="paragraph" style:parent-style-name="Standard">
      <style:text-properties fo:font-weight="bold" officeooo:paragraph-rsid="001e34d8"/>
    </style:style>
    <style:style style:name="P9" style:family="paragraph" style:parent-style-name="Standard">
      <style:text-properties style:text-underline-style="none" fo:font-weight="bold" officeooo:rsid="001e34d8" officeooo:paragraph-rsid="001e34d8" style:font-weight-asian="bold" style:font-weight-complex="bold"/>
    </style:style>
    <style:style style:name="P10" style:family="paragraph" style:parent-style-name="Standard">
      <style:text-properties officeooo:paragraph-rsid="001e34d8"/>
    </style:style>
    <style:style style:name="P11" style:family="paragraph" style:parent-style-name="Standard">
      <style:text-properties fo:font-weight="normal" officeooo:rsid="000c864c" officeooo:paragraph-rsid="001e34d8" style:font-weight-asian="normal" style:font-weight-complex="normal"/>
    </style:style>
    <style:style style:name="P12" style:family="paragraph" style:parent-style-name="Standard">
      <style:text-properties fo:font-weight="normal" officeooo:paragraph-rsid="001e34d8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1f958" officeooo:paragraph-rsid="001bc27d" style:font-weight-asian="bold" style:font-weight-complex="bold"/>
    </style:style>
    <style:style style:name="P14" style:family="paragraph" style:parent-style-name="Standard">
      <style:text-properties fo:font-style="normal" style:text-underline-style="none" fo:font-weight="normal" officeooo:rsid="001387e8" officeooo:paragraph-rsid="001e34d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387e8" officeooo:paragraph-rsid="002090d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2090d1" officeooo:paragraph-rsid="002090d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2271b4" officeooo:paragraph-rsid="002271b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2271b4" officeooo:paragraph-rsid="002271b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italic" fo:font-weight="bold" officeooo:paragraph-rsid="001e34d8" style:font-style-asian="italic" style:font-style-complex="italic"/>
    </style:style>
    <style:style style:name="P20" style:family="paragraph" style:parent-style-name="Text_20_body">
      <style:text-properties fo:font-style="normal" style:text-underline-style="none" fo:font-weight="normal" officeooo:rsid="001387e8" officeooo:paragraph-rsid="002090d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387e8" officeooo:paragraph-rsid="001e34d8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text-properties fo:font-weight="normal" officeooo:rsid="000c864c" officeooo:paragraph-rsid="001e34d8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0c864c" officeooo:paragraph-rsid="001e34d8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0c864c" officeooo:paragraph-rsid="001e34d8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0c864c" officeooo:paragraph-rsid="001e34d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0c864c" officeooo:paragraph-rsid="001e34d8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0c864c" officeooo:paragraph-rsid="001e34d8" style:font-weight-asian="normal" style:font-weight-complex="normal"/>
    </style:style>
    <style:style style:name="P28" style:family="paragraph" style:parent-style-name="Standard" style:list-style-name="L7">
      <style:text-properties fo:font-weight="normal" officeooo:rsid="000c864c" officeooo:paragraph-rsid="001e34d8" style:font-weight-asian="normal" style:font-weight-complex="normal"/>
    </style:style>
    <style:style style:name="P29" style:family="paragraph" style:parent-style-name="Text_20_body">
      <style:text-properties fo:font-style="normal" style:text-underline-style="none" fo:font-weight="normal" officeooo:rsid="002090d1" officeooo:paragraph-rsid="002090d1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style:text-underline-style="none" fo:font-weight="normal" officeooo:rsid="001387e8" officeooo:paragraph-rsid="002090d1" style:font-style-asian="normal" style:font-weight-asian="normal" style:font-style-complex="normal" style:font-weight-complex="normal"/>
    </style:style>
    <style:style style:name="P31" style:family="paragraph" style:parent-style-name="Heading_20_2">
      <style:text-properties fo:font-style="normal" style:text-underline-style="none" fo:font-weight="normal" officeooo:rsid="001387e8" officeooo:paragraph-rsid="001e34d8" style:font-style-asian="normal" style:font-weight-asian="normal" style:font-style-complex="normal" style:font-weight-complex="normal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387e8"/>
    </style:style>
    <style:style style:name="T5" style:family="text">
      <style:text-properties fo:font-style="normal" officeooo:rsid="0013bbc1" style:font-style-asian="normal" style:font-style-complex="normal"/>
    </style:style>
    <style:style style:name="T6" style:family="text">
      <style:text-properties fo:font-style="normal" officeooo:rsid="001387e8" style:font-style-asian="normal" style:font-style-complex="normal"/>
    </style:style>
    <style:style style:name="T7" style:family="text">
      <style:text-properties fo:font-style="normal" officeooo:rsid="0015696c" style:font-style-asian="normal" style:font-style-complex="normal"/>
    </style:style>
    <style:style style:name="T8" style:family="text">
      <style:text-properties officeooo:rsid="00106f02"/>
    </style:style>
    <style:style style:name="T9" style:family="text">
      <style:text-properties officeooo:rsid="001feb81"/>
    </style:style>
    <style:style style:name="T10" style:family="text">
      <style:text-properties officeooo:rsid="001c3546"/>
    </style:style>
    <style:style style:name="T11" style:family="text">
      <style:text-properties officeooo:rsid="002090d1"/>
    </style:style>
    <style:style style:name="T12" style:family="text">
      <style:text-properties officeooo:rsid="001daed4"/>
    </style:style>
    <style:style style:name="T13" style:family="text">
      <style:text-properties officeooo:rsid="00225ea0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 </text:p>
      <text:p text:style-name="P2"/>
      <text:p text:style-name="P2">1. <text:span text:style-name="T1">Liste des compétences</text:span> du référentiel qui sont couvertes par le projet<text:line-break/>2. <text:span text:style-name="T1">Résumé du projet en français d’une longueur d’environ 20 lignes</text:span> soit 200 à 250 mots, ou environ 1200 caractères espaces non compris<text:line-break/>3. Cahier des charges, expression des besoins, ou spécifications fonctionnelles du projet<text:line-break/>4. Spécifications <text:span text:style-name="T1">techniques</text:span> du projet, élaborées par le candidat, <text:span text:style-name="T1">y compris pour la sécurité et le web mobile</text:span><text:line-break/>5. Réalisations du candidat comportant les <text:span text:style-name="T1">extraits de code les plus significatifs et en les argumentant</text:span>, y compris pour la sécurité et le web mobile<text:line-break/>6. Présentation du <text:span text:style-name="T1">jeu d’essai</text:span> élaboré par le candidat de la fonctionnalité la plus représentative (données en entrée, données attendues, données obtenues)<text:line-break/>7. Description de la <text:span text:style-name="T1">veille, effectuée par le candidat durant le projet</text:span>, sur les vulnérabilités de sécurité<text:line-break/>8. Description d’une situation de travail ayant nécessité une recherche, effectuée par le candidat durant le projet, <text:span text:style-name="T1">à partir de site anglophone</text:span><text:line-break/>9. Extrait du site anglophone, utilisé dans le cadre de la recherche décrite précédemment, accompagné de la <text:span text:style-name="T1">traduction en français</text:span> effectuée par le candidat sans traducteur automatique (environ 750 signes).</text:p>
      <text:p text:style-name="P2"/>
      <text:p text:style-name="P4">Introduction</text:p>
      <text:p text:style-name="P3">Elan formation</text:p>
      <text:p text:style-name="P3">Compétences couvertes</text:p>
      <text:p text:style-name="P13">I. Résumé du projet</text:p>
      <text:p text:style-name="P5"><text:span text:style-name="T3">II. </text:span><text:span text:style-name="T4">Organisation et e</text:span><text:span text:style-name="T3">xpression des besoins</text:span></text:p>
      <text:p text:style-name="P9">1. Spécific<text:span text:style-name="T9">ations</text:span> fonctionnelles</text:p>
      <text:p text:style-name="P9"><text:span text:style-name="T5">2</text:span><text:span text:style-name="T6">. Structuration et </text:span><text:span text:style-name="T7">gestion</text:span><text:span text:style-name="T6"> d</text:span><text:span text:style-name="T7">e</text:span><text:span text:style-name="T6"> projet.</text:span></text:p>
      <text:p text:style-name="P14">a. Organisation dans le temps : Diagramme de Gantt.</text:p>
      <text:p text:style-name="P14">b. Organisation dans les tâches : Trello</text:p>
      <text:p text:style-name="P14"/>
      <text:p text:style-name="P15"><text:span text:style-name="T10">3</text:span>. <text:span text:style-name="T2">Spécifications </text:span><text:span text:style-name="T1">techniques</text:span></text:p>
      <text:p text:style-name="P15">a. <text:span text:style-name="T12">Outils de g</text:span>estion de projet</text:p>
      <text:p text:style-name="P20">b. <text:span text:style-name="T11">Outils de c</text:span>onceptualisation</text:p>
      <text:p text:style-name="P29">c. Outils de versionning</text:p>
      <text:p text:style-name="P20">d. Outils lié au développement</text:p>
      <text:p text:style-name="P16">e. <text:span text:style-name="T13">Langages, bibliothèques et environnement de développements web</text:span></text:p>
      <text:p text:style-name="P14"/>
      <text:p text:style-name="P16">4. <text:span text:style-name="T2">Pourquoi Symfony ?</text:span></text:p>
      <text:p text:style-name="P17">a. Son utilisation</text:p>
      <text:p text:style-name="P17">b. Le design pattern</text:p>
      <text:p text:style-name="P17">c. La sécurité</text:p>
      <text:p text:style-name="P14"/>
      <text:p text:style-name="P14"/>
      <text:p text:style-name="P18">III. Réalisation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9">Fonctionnalités</text:p>
      <text:p text:style-name="P14"/>
      <text:p text:style-name="P10"/>
      <text:p text:style-name="P6">Spécification fonctionnelles</text:p>
      <text:p text:style-name="P10"/>
      <text:p text:style-name="P7">Page d’accueil</text:p>
      <text:p text:style-name="P11"/>
      <text:list xml:id="list7548374310051573532" text:style-name="L1">
        <text:list-item>
          <text:p text:style-name="P22">accueil</text:p>
        </text:list-item>
        <text:list-item>
          <text:p text:style-name="P22">photos récentes</text:p>
        </text:list-item>
        <text:list-item>
          <text:p text:style-name="P22">se connecter / s’inscrire</text:p>
        </text:list-item>
      </text:list>
      <text:p text:style-name="P7"/>
      <text:p text:style-name="P7">Espace utilisateur</text:p>
      <text:p text:style-name="P7"/>
      <text:list xml:id="list2255866116314436117" text:style-name="L2">
        <text:list-item>
          <text:p text:style-name="P23">Le siens</text:p>
        </text:list-item>
      </text:list>
      <text:list xml:id="list3927640414663491495" text:style-name="L3">
        <text:list-item>
          <text:p text:style-name="P24">infos personnelles</text:p>
        </text:list-item>
        <text:list-item>
          <text:p text:style-name="P24">gestion de ses photos</text:p>
        </text:list-item>
        <text:list-item>
          <text:p text:style-name="P24">voir qui nous suis / <text:span text:style-name="T8">qui on suis</text:span></text:p>
        </text:list-item>
        <text:list-item>
          <text:p text:style-name="P24">suggérer des catégories</text:p>
          <text:p text:style-name="P24"/>
        </text:list-item>
      </text:list>
      <text:list xml:id="list2758176683678983795" text:style-name="L4">
        <text:list-item>
          <text:p text:style-name="P25">Celui d’un autre</text:p>
        </text:list-item>
      </text:list>
      <text:list xml:id="list3315342371784309990" text:style-name="L5">
        <text:list-item>
          <text:p text:style-name="P26">voir ses photos</text:p>
        </text:list-item>
        <text:list-item>
          <text:p text:style-name="P26">pouvoir le « suivre »</text:p>
        </text:list-item>
      </text:list>
      <text:p text:style-name="P7"/>
      <text:p text:style-name="P7"/>
      <text:p text:style-name="P7">Modal d’une photo</text:p>
      <text:list xml:id="list2124418554551321781" text:style-name="L6">
        <text:list-item>
          <text:p text:style-name="P27">La photo </text:p>
        </text:list-item>
        <text:list-item>
          <text:p text:style-name="P27">Les infos de la photos (auteur, description, catégories…)</text:p>
        </text:list-item>
        <text:list-item>
          <text:p text:style-name="P27">Espace commentaire</text:p>
        </text:list-item>
        <text:list-item>
          <text:p text:style-name="P27">Bouton « aimer » la photo</text:p>
        </text:list-item>
        <text:list-item>
          <text:p text:style-name="P27">Bouton « suivre » l’utilisateur</text:p>
        </text:list-item>
        <text:list-item>
          <text:p text:style-name="P27">Bouton signaler ( photo ou commentaire )</text:p>
        </text:list-item>
      </text:list>
      <text:p text:style-name="P12"/>
      <text:p text:style-name="P8"/>
      <text:p text:style-name="P7">L’espace administrateur</text:p>
      <text:list xml:id="list5233426657427596167" text:style-name="L7">
        <text:list-item>
          <text:p text:style-name="P28">Stats globale</text:p>
        </text:list-item>
        <text:list-item>
          <text:p text:style-name="P28">Gérer utilisateurs</text:p>
        </text:list-item>
        <text:list-item>
          <text:p text:style-name="P28">Gérer catégories</text:p>
        </text:list-item>
        <text:list-item>
          <text:p text:style-name="P28">Gérer signalements<text:tab/></text:p>
        </text:list-item>
      </text:list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1" text:outline-level="2"><text:soft-page-break/><text:a xlink:type="simple" xlink:href="https://rihards.com/2018/symfony-login-event-listener/" text:style-name="Internet_20_link" text:visited-style-name="Visited_20_Internet_20_Link">Symfony 4: Login Event Listener</text:a></text:h>
      <text:p text:style-name="Text_20_body">Feb 2018 </text:p>
      <text:h text:style-name="Heading_20_2" text:outline-level="2"><text:bookmark text:name="background-information"/>Background information</text:h>
      <text:p text:style-name="Text_20_body">This might be documented somewhere already, and probably also blogged about already. But at the time when I was implementing this myself my Google-fu was failing me.</text:p>
      <text:p text:style-name="Text_20_body">So I thought I'd document this seemingly very common feature, in case someone else is stuck and is searching for an answer.</text:p>
      <text:p text:style-name="Text_20_body">Keep in mind this is for Symfony 4. At least that's the version I wrote and tested this for.</text:p>
      <text:h text:style-name="Heading_20_2" text:outline-level="2"><text:bookmark text:name="event-listeners"/>Event Listeners</text:h>
      <text:p text:style-name="Text_20_body">While your application is being executed Symfony triggers a lot of event notifications, and your application can listen to these events and respond to them as well.</text:p>
      <text:p text:style-name="Text_20_body">First you need to create an event listener that listens to <text:span text:style-name="Source_20_Text">security.interactive_login</text:span> event. You do so by adding the following piece to <text:span text:style-name="Source_20_Text">config/services.yaml</text:span>:</text:p>
      <text:p text:style-name="Preformatted_20_Text"><text:span text:style-name="Source_20_Text">App\EventListener\LoginListener:</text:span></text:p>
      <text:p text:style-name="Preformatted_20_Text"><text:span text:style-name="Source_20_Text"><text:s text:c="4"/>tags:</text:span></text:p>
      <text:p text:style-name="P32"><text:span text:style-name="Source_20_Text"><text:s text:c="8"/>- { name: 'kernel.event_listener', event: 'security.interactive_login' }</text:span></text:p>
      <text:p text:style-name="Text_20_body">Now that we have the event listener configured, let's write the code to be executed:</text:p>
      <text:p text:style-name="Preformatted_20_Text"><text:span text:style-name="Source_20_Text">// src/EventListener/LoginListener.php</text:span></text:p>
      <text:p text:style-name="Preformatted_20_Text"/>
      <text:p text:style-name="Preformatted_20_Text"><text:span text:style-name="Source_20_Text">namespace App\EventListener;</text:span></text:p>
      <text:p text:style-name="Preformatted_20_Text"/>
      <text:p text:style-name="Preformatted_20_Text"><text:span text:style-name="Source_20_Text">use Doctrine\ORM\EntityManagerInterface;</text:span></text:p>
      <text:p text:style-name="Preformatted_20_Text"><text:span text:style-name="Source_20_Text">use Symfony\Component\Security\Http\Event\InteractiveLoginEvent;</text:span></text:p>
      <text:p text:style-name="Preformatted_20_Text"><text:span text:style-name="Source_20_Text">use App\Entity\User;</text:span></text:p>
      <text:p text:style-name="Preformatted_20_Text"/>
      <text:p text:style-name="Preformatted_20_Text"><text:span text:style-name="Source_20_Text">class LoginListener</text:span></text:p>
      <text:p text:style-name="Preformatted_20_Text"><text:span text:style-name="Source_20_Text">{</text:span></text:p>
      <text:p text:style-name="Preformatted_20_Text"><text:span text:style-name="Source_20_Text"><text:s text:c="4"/>private $em;</text:span></text:p>
      <text:p text:style-name="Preformatted_20_Text"/>
      <text:p text:style-name="Preformatted_20_Text"><text:span text:style-name="Source_20_Text"><text:s text:c="4"/>public function __construct(EntityManagerInterface $em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em = $em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onSecurityInteractiveLogin(InteractiveLoginEvent $even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Get the User entity.</text:span></text:p>
      <text:p text:style-name="Preformatted_20_Text"><text:span text:style-name="Source_20_Text"><text:s text:c="8"/>$user = $event-&gt;getAuthenticationToken()-&gt;getUser();</text:span></text:p>
      <text:p text:style-name="Preformatted_20_Text"/>
      <text:p text:style-name="Preformatted_20_Text"><text:span text:style-name="Source_20_Text"><text:s text:c="8"/>// Update your field here.</text:span></text:p>
      <text:p text:style-name="Preformatted_20_Text"><text:span text:style-name="Source_20_Text"><text:s text:c="8"/>$user-&gt;setLastLogin(new \DateTime());</text:span></text:p>
      <text:p text:style-name="Preformatted_20_Text"/>
      <text:p text:style-name="Preformatted_20_Text"><text:span text:style-name="Source_20_Text"><text:s text:c="8"/>// Persist the data to database.</text:span></text:p>
      <text:p text:style-name="Preformatted_20_Text"><text:span text:style-name="Source_20_Text"><text:s text:c="8"/>$this-&gt;em-&gt;persist($user);</text:span></text:p>
      <text:p text:style-name="Preformatted_20_Text"><text:span text:style-name="Source_20_Text"><text:s text:c="8"/>$this-&gt;em-&gt;flush();</text:span></text:p>
      <text:p text:style-name="Preformatted_20_Text"><text:span text:style-name="Source_20_Text"><text:s text:c="4"/>}</text:span></text:p>
      <text:p text:style-name="P32"><text:span text:style-name="Source_20_Text">}</text:span></text:p>
      <text:h text:style-name="Heading_20_2" text:outline-level="2"><text:bookmark text:name="in-summary"/><text:soft-page-break/>In Summary</text:h>
      <text:p text:style-name="Text_20_body">It's that simple, and I'm amazed by the amount of thought and work has gone into Symfony to make things easier and quicker to develop.</text:p>
      <text:p text:style-name="Text_20_body">Some might argue that having too much “magic” in a framework might not be good.</text:p>
      <text:p text:style-name="Text_20_body">But from my experience so far with Symfony 4 I'm constantly amazed at how much more efficient I'm with this framework and how little “boilerplate” code I have to write to get things going.</text:p>
      <text:p text:style-name="Text_20_body">Instead, I can concentrate on creating my application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5:42:50.319000000</meta:creation-date>
    <dc:date>2020-05-27T23:07:46.576000000</dc:date>
    <meta:editing-duration>PT3H35M26S</meta:editing-duration>
    <meta:editing-cycles>3</meta:editing-cycles>
    <meta:generator>LibreOffice/5.1.6.2$Windows_x86 LibreOffice_project/07ac168c60a517dba0f0d7bc7540f5afa45f0909</meta:generator>
    <dc:creator>Oiseau </dc:creator>
    <meta:document-statistic meta:table-count="0" meta:image-count="0" meta:object-count="0" meta:page-count="4" meta:paragraph-count="91" meta:word-count="668" meta:character-count="4457" meta:non-whitespace-character-count="3793"/>
  </office:meta>
</office:document-meta>
</file>